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Citações em Documentos<text:line-break/></text:p>
          </draw:text-box>
        </draw:frame>
        <draw:frame presentation:style-name="pr2" draw:text-style-name="P1" draw:layer="layout" svg:width="25.199cm" svg:height="17.725cm" svg:x="1.4cm" svg:y="2.141cm" presentation:class="subtitle" presentation:user-transformed="true">
          <draw:text-box>
            <text:p>Conteúdo:</text:p>
            <text:p/>
            <text:p/>
            <text:p><text:s text:c="3"/>1- Sistema de chamada;</text:p>
            <text:p><text:s text:c="9"/>2- Citação direta ou indireta;</text:p>
            <text:p>3- Citação de autores;</text:p>
            <text:p>4- Outras citações; <text:s text:c="5"/></text:p>
            <text:p><text:s/>5- Notas de referência;</text:p>
            <text:p>6- Notas explicativas.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Sistema de chama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istema numérico;</text:p>
              </text:list-item>
              <text:list-item>
                <text:p>Autor-data;</text:p>
              </text:list-item>
              <text:list-item>
                <text:p>Notas de rodapé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itação direta e indire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itação direta ou textual;</text:p>
              </text:list-item>
              <text:list-item>
                <text:p>Citação direta com mais de três linhas;</text:p>
              </text:list-item>
              <text:list-item>
                <text:p>Citação com omissão de parte do texto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itação direta ou indire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staque do autor do texto;</text:p>
              </text:list-item>
              <text:list-item>
                <text:p>Destaque do autor consultado;</text:p>
              </text:list-item>
              <text:list-item>
                <text:p>Citação indireta;</text:p>
              </text:list-item>
              <text:list-item>
                <text:p>Citação de citação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itação de au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 um autor;</text:p>
              </text:list-item>
              <text:list-item>
                <text:p>Com dois ou três autores;</text:p>
              </text:list-item>
              <text:list-item>
                <text:p>Com mais de três autores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itação de au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 vários autores à mesma ideia;</text:p>
              </text:list-item>
              <text:list-item>
                <text:p>Autores com o mesmo sobrenome;</text:p>
              </text:list-item>
              <text:list-item>
                <text:p>Mesmo autor com datas de publicações diferente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itação de au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smo autor com mesmas datas de publicação;</text:p>
              </text:list-item>
              <text:list-item>
                <text:p>Autor é uma entidade coletiva;</text:p>
              </text:list-item>
              <text:list-item>
                <text:p>Sem indicação de autoria ou responsabilidad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utras cit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poimento ou entrevista;</text:p>
              </text:list-item>
              <text:list-item>
                <text:p>Canais informais(aula, conferência, e-mail, etc);</text:p>
              </text:list-item>
              <text:list-item>
                <text:p>Obras antigas e reeditada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utras cit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abalhos em vias de publicação;</text:p>
              </text:list-item>
              <text:list-item>
                <text:p>Homepage ou web site;</text:p>
              </text:list-item>
              <text:list-item>
                <text:p>Obras Clássicas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Notas de referênci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Notas explicativ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5:25:14.088004410</meta:creation-date>
    <dc:date>2017-03-14T17:31:05.537419398</dc:date>
    <meta:editing-duration>PT25M17S</meta:editing-duration>
    <meta:editing-cycles>6</meta:editing-cycles>
    <meta:generator>LibreOffice/5.1.6.2$Linux_X86_64 LibreOffice_project/10m0$Build-2</meta:generator>
    <meta:document-statistic meta:object-count="65"/>
  </office:meta>
</office:document-meta>
</file>